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delta="http://www.deltaxml.com/ns/track-changes/delta-namespace" office:version="1.2">
  <office:scripts/>
  <office:font-face-decls>
    <style:font-face style:name="Lucida Sans1" svg:font-family="'Lucida San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delta:insertion-type="insert-with-content" delta:insertion-change-idref="ct1">
      <style:table-properties style:width="17cm" table:align="margins"/>
    </style:style>
    <style:style style:name="Table1.A" style:family="table-column" delta:insertion-type="insert-with-content" delta:insertion-change-idref="ct1">
      <style:table-column-properties style:column-width="8.5cm" style:rel-column-width="32767*"/>
    </style:style>
    <style:style style:name="Table1.A1" style:family="table-cell" delta:insertion-type="insert-with-content" delta:insertion-change-idref="ct1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 delta:insertion-type="insert-with-content" delta:insertion-change-idref="ct1">
      <style:table-cell-properties fo:padding="0.097cm" fo:border="0.002cm solid #000000"/>
    </style:style>
    <style:style style:name="Table1.A2" style:family="table-cell" delta:insertion-type="insert-with-content" delta:insertion-change-idref="ct1">
      <style:table-cell-properties fo:padding="0.097cm" fo:border-left="0.002cm solid #000000" fo:border-right="none" fo:border-top="none" fo:border-bottom="0.002cm solid #000000"/>
    </style:style>
    <style:style style:name="Table1.B2" style:family="table-cell" delta:insertion-type="insert-with-content" delta:insertion-change-idref="ct1">
      <style:table-cell-properties fo:padding="0.097cm" fo:border-left="0.002cm solid #000000" fo:border-right="0.002cm solid #000000" fo:border-top="none" fo:border-bottom="0.002cm solid #000000"/>
    </style:style>
  </office:automatic-styles>
  <office:body>
    <office:text>
      <delta:tracked-changes>
        <delta:change-transaction delta:change-id="ct1">
          <delta:change-info>
            <dc:creator>John Smith</dc:creator>
            <dc:date>2010-06-23T10:00:00</dc:date>
          </delta:change-info>
        </delta:change-transaction>
      </delta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Added Table</text:h>
      <text:p text:style-name="Text_20_body">In this example, a table will be added below this paragraph.</text:p>
      <table:table table:name="Table1" table:style-name="Table1" delta:insertion-change-idref="ct1" delta:insertion-type="insert-with-content">
        <table:table-column table:style-name="Table1.A" table:number-columns-repeated="2"/>
        <table:table-row>
          <table:table-cell table:style-name="Table1.A1" office:value-type="string">
            <text:p text:style-name="Table_20_Contents">This</text:p>
          </table:table-cell>
          <table:table-cell table:style-name="Table1.B1" office:value-type="string">
            <text:p text:style-name="Table_20_Contents">Table</text:p>
          </table:table-cell>
        </table:table-row>
        <table:table-row>
          <table:table-cell table:style-name="Table1.A2" office:value-type="string">
            <text:p text:style-name="Table_20_Contents">Was</text:p>
          </table:table-cell>
          <table:table-cell table:style-name="Table1.B2" office:value-type="string">
            <text:p text:style-name="Table_20_Contents">Added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delta="http://www.deltaxml.com/ns/track-changes/delta-namespace" xmlns:xhtml="http://www.w3.org/1999/xhtml" xmlns:grddl="http://www.w3.org/2003/g/data-view#" office:version="1.2">
  <office:font-face-decls>
    <style:font-face style:name="Lucida Sans1" svg:font-family="'Lucida San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 delta:insertion-type="insert-with-content" delta:insertion-change-idref="ct1">
      <style:paragraph-properties text:number-lines="false" text:line-number="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istan Mitchell</meta:initial-creator>
    <meta:creation-date>2010-06-24T17:13:43</meta:creation-date>
    <dc:date>2010-06-24T17:14:45</dc:date>
    <dc:creator>Tristan Mitchell</dc:creator>
    <meta:editing-duration>PT00H00M37S</meta:editing-duration>
    <meta:editing-cycles>1</meta:editing-cycles>
    <meta:generator>OpenOffice.org/3.2$Unix OpenOffice.org_project/320m18$Build-9502</meta:generator>
    <meta:document-statistic meta:table-count="1" meta:image-count="0" meta:object-count="0" meta:page-count="1" meta:paragraph-count="6" meta:word-count="17" meta:character-count="88"/>
  </office:meta>
</office:document-meta>
</file>